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3.6cm" fo:margin-right="0cm" text:enable-numbering="tru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6cm" fo:margin-right="0cm" text:enable-numbering="false" fo:text-indent="-0.6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4.8cm" fo:margin-right="0cm" fo:text-indent="-0.6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23ff23" fo:font-size="20pt" fo:font-weight="bold"/>
    </style:style>
    <style:style style:name="T6" style:family="text">
      <style:text-properties fo:color="#23ff23" fo:font-size="22pt" fo:font-weight="bold"/>
    </style:style>
    <style:style style:name="T7" style:family="text">
      <style:text-properties fo:color="#ffcc99"/>
    </style:style>
    <style:style style:name="T8" style:family="text">
      <style:text-properties fo:color="#ccccff" fo:font-size="22pt" fo:font-weight="bold"/>
    </style:style>
    <style:style style:name="T9" style:family="text">
      <style:text-properties fo:color="#23ff23" fo:font-weight="bold"/>
    </style:style>
    <style:style style:name="T10" style:family="text">
      <style:text-properties fo:color="#23ff23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Py appendix B</presentation:footer-decl>
      <presentation:footer-decl presentation:name="ftr2">CMPTxxxx</presentation:footer-decl>
      <presentation:date-time-decl presentation:name="dtd1" presentation:source="fixed">1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appendix B:<text:line-break/><text:tab/>Creating an ADT the OO way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HW08</text:span><text:span text:style-name="T2"> due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last time (Py ch12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Object-oriented</text:span> programming paradigm</text:p>
              </text:list-item>
            </text:list>
            <text:list text:style-name="L4">
              <text:list-item>
                <text:p text:style-name="P5">Objects, <text:span text:style-name="T3">methods</text:span>, <text:span text:style-name="T3">attributes</text:span></text:p>
              </text:list-item>
            </text:list>
            <text:list text:style-name="L4">
              <text:list-item>
                <text:p text:style-name="P5"><text:span text:style-name="T3">Classes</text:span>, <text:span text:style-name="T3">instances</text:span></text:p>
              </text:list-item>
            </text:list>
            <text:list text:style-name="L4">
              <text:list-item>
                <text:p text:style-name="P5"><text:span text:style-name="T3">Alias</text:span> vs. <text:span text:style-name="T3">shallow</text:span> copy vs. <text:span text:style-name="T3">deep</text:span> cop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endum: list all entities in clas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pecial Python attribute '<text:span text:style-name="T4">__dict__</text:span>'</text:p>
              </text:list-item>
            </text:list>
            <text:list text:style-name="L4">
              <text:list-item>
                <text:p text:style-name="P5"><text:span text:style-name="T3">Dictionary</text:span> of all entities in the clas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import math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math.__dict__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Lists all <text:span text:style-name="T3">functions</text:span>, <text:span text:style-name="T3">constants</text:span>,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Can be very <text:span text:style-name="T3">long</text:span> for some modules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Py appB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Creating a new class</text:p>
              </text:list-item>
            </text:list>
            <text:list text:style-name="L4">
              <text:list-item>
                <text:p text:style-name="P5">Methods</text:p>
              </text:list-item>
            </text:list>
            <text:list text:style-name="L4">
              <text:list-item>
                <text:p text:style-name="P5">Customizations: __str__, __mul__, etc.</text:p>
              </text:list-item>
            </text:list>
            <text:list text:style-name="L4">
              <text:list-item>
                <text:p text:style-name="P5">The constructor and __init__</text:p>
              </text:list-item>
            </text:list>
            <text:list text:style-name="L4">
              <text:list-item>
                <text:p text:style-name="P5">Default parameter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: Method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In OO, procedures are <text:span text:style-name="T3">methods</text:span> of an object: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Messages</text:span> that can be passed to the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Defined within the <text:span text:style-name="T3">class</text:span> declaration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First</text:span> parameter to the method is always a reference to the current object: '<text:span text:style-name="T3">self</text:span>'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class Fraction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def __str__(self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5">"""A pretty-printed form of the fraction.""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5">return "%d / %d" % (num, 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__str__</text:span> is an example of a <text:span text:style-name="T3">customization</text:span>:</text:p>
              </text:list-item>
            </text:list>
            <text:list text:style-name="L4">
              <text:list-item>
                <text:list>
                  <text:list-item>
                    <text:p text:style-name="P7">Gets called by <text:span text:style-name="T4">pr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Fractions ADT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In ch6 we sketched a <text:span text:style-name="T4">Fractions</text:span> library</text:p>
              </text:list-item>
            </text:list>
            <text:list text:style-name="L4">
              <text:list-item>
                <text:list>
                  <text:list-item>
                    <text:p text:style-name="P7">Fractions were really <text:span text:style-name="T3">tup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Hard to <text:span text:style-name="T3">hide</text:span> that from the user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OO</text:span> lets us do fractions the '<text:span text:style-name="T3">right</text:span>' way:</text:p>
              </text:list-item>
            </text:list>
            <text:list text:style-name="L4">
              <text:list-item>
                <text:list>
                  <text:list-item>
                    <text:p text:style-name="P7">Fractions <text:span text:style-name="T3">clas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Two <text:span text:style-name="T3">attributes</text:span>: <text:span text:style-name="T4">num</text:span>, <text:span text:style-name="T4">deno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Methods</text:span>: <text:span text:style-name="T4">add</text:span>, <text:span text:style-name="T4">sub</text:span>, <text:span text:style-name="T4">mul</text:span>, <text:span text:style-name="T4">div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Constructor</text:span> method: calls <text:span text:style-name="T4">__init__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new clas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Most class <text:span text:style-name="T3">definitions</text:span> will have __init__ and __str__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class Fraction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nume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denom 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def __init__(self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6">pas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def __str__(self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6">return '%d / %d' % (numer, 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4">pass</text:span> is a <text:span text:style-name="T3">no-op</text:span>: doesn't do anything</text:p>
              </text:list-item>
            </text:list>
            <text:list text:style-name="L4">
              <text:list-item>
                <text:p text:style-name="P5"><text:span text:style-name="T3">Docstrings</text:span> for <text:span text:style-name="T4">__init__ </text:span>and<text:span text:style-name="T4"> __str__</text:span> are not usually needed unless something special is happen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tantiating our new clas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e can now make an <text:span text:style-name="T3">instance</text:span> of our clas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f1 = Fraction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f1.numer =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f2.denom = 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print f1</text:span><text:tab/><text:tab/><text:tab/><text:span text:style-name="T7"># 2 / 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/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ing a method: multiply(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Multiply</text:span> takes two parameters: <text:span text:style-name="T3">self</text:span>, and the <text:span text:style-name="T3">other</text:span> fraction to add.</text:p>
              </text:list-item>
            </text:list>
            <text:list text:style-name="L4">
              <text:list-item>
                <text:list>
                  <text:list-item>
                    <text:p text:style-name="P7">This definition goes <text:span text:style-name="T3">inside</text:span> the class definitio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def multiply(self, f2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"""Multiply two fraction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product = Fraction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product.numer = self.numer * f2.num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product.denom = self.denom * f2.den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return produc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Need to create a <text:span text:style-name="T3">new</text:span> <text:span text:style-name="T4">Fraction</text:span> to return as the <text:span text:style-name="T3">resul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the multiply() method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e can now multiply two fraction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print f1</text:span><text:tab/><text:tab/><text:tab/><text:span text:style-name="T7"># 2 / 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f2 = Fraction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f2.num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f2.denom =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print f1.multiply(f2)</text:span><text:span text:style-name="T7"><text:tab/></text:span><text:span text:style-name="T7"><text:tab/></text:span><text:span text:style-name="T7"># 2 / 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customization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Certain method names are <text:span text:style-name="T3">special</text:span> in Pyth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__init__</text:span>: Called by the constructor when we <text:span text:style-name="T3">setup</text:span> a new instan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__str__</text:span>: Called by <text:span text:style-name="T3">pri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__mul__</text:span>: Overloads the (<text:span text:style-name="T3">*</text:span>) operato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__add__</text:span>: Overloads the (<text:span text:style-name="T3">+</text:span>) operato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__le__</text:span>: Overloads the (<text:span text:style-name="T3">&lt;</text:span>) operato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etc. (pretty much any operator can be <text:span text:style-name="T3">overloaded</text:span>!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a xlink:href="http://docs.python.org/ref/specialnames.html">http://docs.python.org/ref/specialnames.htm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customization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o if we name our <text:span text:style-name="T4">multiply()</text:span> method <text:span text:style-name="T4">__mul__()</text:span> instead, we can do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print f1</text:span><text:tab/><text:tab/><text:tab/><text:span text:style-name="T7"># 2 / 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print f2</text:span><text:span text:style-name="T7"><text:tab/></text:span><text:span text:style-name="T7"><text:tab/></text:span><text:span text:style-name="T7"><text:tab/></text:span><text:span text:style-name="T7"># 1 /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print f1 * f2</text:span><text:span text:style-name="T7"><text:tab/></text:span><text:span text:style-name="T7"><text:tab/></text:span><text:span text:style-name="T7"># 2 / 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arameters to the constructor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e can pass <text:span text:style-name="T3">parameters</text:span> to the constructor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9">f1 = Fraction(2,3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We just need to <text:span text:style-name="T3">extend</text:span> the <text:span text:style-name="T4">__init__</text:span> function to accept more parameter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0">def __init__(self, n, d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self.numer = 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self.denom = 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fault parameter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functions can specify defaults for the tail-end parameter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0">def __init__(self, n=0, d=1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self.numer = 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self.denom = 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If __init__ is called with no parameters, n=0 d=1</text:p>
              </text:list-item>
            </text:list>
            <text:list text:style-name="L4">
              <text:list-item>
                <text:p text:style-name="P5">If __init__ is called with 1 parameter,<text:line-break/>n is given and d=1</text:p>
              </text:list-item>
            </text:list>
            <text:list text:style-name="L4">
              <text:list-item>
                <text:p text:style-name="P5">If __init__ is called with 2 parameters,<text:line-break/>both n and d are given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Py appB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Creating a new class</text:p>
              </text:list-item>
            </text:list>
            <text:list text:style-name="L4">
              <text:list-item>
                <text:p text:style-name="P5">Methods</text:p>
              </text:list-item>
            </text:list>
            <text:list text:style-name="L4">
              <text:list-item>
                <text:p text:style-name="P5">Customizations: __str__, __mul__, etc.</text:p>
              </text:list-item>
            </text:list>
            <text:list text:style-name="L4">
              <text:list-item>
                <text:p text:style-name="P5">The constructor and __init__</text:p>
              </text:list-item>
            </text:list>
            <text:list text:style-name="L4">
              <text:list-item>
                <text:p text:style-name="P5">Default parameter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No lab</text:span> due this week!</text:p>
              </text:list-item>
            </text:list>
            <text:list text:style-name="L4">
              <text:list-item>
                <text:p text:style-name="P5"><text:span text:style-name="T3">Lab07</text:span> due next week: Ch9 choose one:</text:p>
              </text:list-item>
            </text:list>
            <text:list text:style-name="L4">
              <text:list-item>
                <text:list>
                  <text:list-item>
                    <text:p text:style-name="P7">#<text:span text:style-name="T4">37+38</text:span>: people db, match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#<text:span text:style-name="T4">40+41</text:span>: online chequeboo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#<text:span text:style-name="T4">46</text:span>: church directory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Quiz08</text:span> (ch9) on Friday</text:p>
              </text:list-item>
            </text:list>
            <text:list text:style-name="L4">
              <text:list-item>
                <text:p text:style-name="P5">Paper <text:span text:style-name="T3">topic</text:span> by Mon 13Nov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30T09:58:23</meta:creation-date>
    <dc:creator>Sean Ho</dc:creator>
    <dc:date>2006-11-01T14:32:56</dc:date>
    <dc:language>en-US</dc:language>
    <meta:editing-cycles>10</meta:editing-cycles>
    <meta:editing-duration>PT4H58M58S</meta:editing-duration>
    <meta:user-defined meta:name="Info 1"/>
    <meta:user-defined meta:name="Info 2"/>
    <meta:user-defined meta:name="Info 3"/>
    <meta:user-defined meta:name="Info 4"/>
    <meta:document-statistic meta:object-count="222"/>
  </office:meta>
</office:document-meta>
</file>